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4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>
        <style:tab-stops>
          <style:tab-stop style:position="0.3937in"/>
          <style:tab-stop style:position="0.8375in"/>
          <style:tab-stop style:position="1.2313in"/>
          <style:tab-stop style:position="1.6250in"/>
          <style:tab-stop style:position="2.0187in"/>
          <style:tab-stop style:position="2.4118in"/>
          <style:tab-stop style:position="2.8056in"/>
          <style:tab-stop style:position="3.1993in"/>
          <style:tab-stop style:position="3.5931in"/>
          <style:tab-stop style:position="3.9868in"/>
          <style:tab-stop style:position="4.3806in"/>
        </style:tab-stops>
      </style:paragraph-properties>
      <style:text-properties style:font-name="Helvetica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8375in"/>
          <style:tab-stop style:position="1.2313in"/>
          <style:tab-stop style:position="1.6250in"/>
          <style:tab-stop style:position="2.0187in"/>
          <style:tab-stop style:position="2.4118in"/>
          <style:tab-stop style:position="2.8056in"/>
          <style:tab-stop style:position="3.1993in"/>
          <style:tab-stop style:position="3.5931in"/>
          <style:tab-stop style:position="3.9868in"/>
          <style:tab-stop style:position="4.3806in"/>
        </style:tab-stops>
      </style:paragraph-properties>
      <style:text-properties style:font-name="Helvetica" fo:font-size="12.0pt"/>
    </style:style>
    <style:style style:name="P5" style:family="paragraph" style:parent-style-name="Standard">
      <style:paragraph-properties fo:margin-bottom="0.1111in" fo:line-height="107%"/>
      <style:text-properties style:font-name="Calibri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Meeting Agenda</text:span></text:p>
      <text:p text:style-name="P2"/>
      <text:p text:style-name="P2"><text:span text:style-name="T2"><text:s text:c="2"/>Date: 2015-04-30</text:span></text:p>
      <text:p text:style-name="P2"/>
      <text:p text:style-name="P2"><text:span text:style-name="T2"><text:s text:c="2"/>Facilitator: Daniel Johansson</text:span></text:p>
      <text:p text:style-name="P2"/>
      <text:p text:style-name="P2"><text:span text:style-name="T2"><text:s text:c="2"/>Participants: Neda Farhand, Tobias Hallberg, Daniel Johansson, Erik Öhrn</text:span></text:p>
      <text:p text:style-name="P2"/>
      <text:p text:style-name="P2"><text:span text:style-name="T1">1. Objectives (5 min). Resolve any issues preventing the team to</text:span></text:p>
      <text:p text:style-name="P2"><text:span text:style-name="T1"><text:s text:c="2"/>continue.</text:span></text:p>
      <text:p text:style-name="P3"/>
      <text:list text:style-name="L1">
        <text:list-item>
          <text:p text:style-name="P4">- There are issues regarding the book not getting removed in the way it is supposed to and the game crashing when there are too many books.</text:p>
        </text:list-item>
      </text:list>
      <text:p text:style-name="P2"/>
      <text:p text:style-name="P2"><text:span text:style-name="T1">2. Reports (15 min) from previous meeting</text:span></text:p>
      <text:p text:style-name="P2"/>
      <text:p text:style-name="P2"><text:span text:style-name="T1">- </text:span><text:span text:style-name="T3">Erik: Started working on SDD. Book is now a subclass of entity. </text:span></text:p>
      <text:p text:style-name="P2"><text:span text:style-name="T3">- Daniel: Worked on GameScreen. </text:span></text:p>
      <text:p text:style-name="P2"><text:span text:style-name="T3">- Tobias: Player can stop diagonally.</text:span></text:p>
      <text:p text:style-name="P2"/>
      <text:p text:style-name="P2"/>
      <text:p text:style-name="P2"><text:span text:style-name="T1">3. Discussion items (35 min)</text:span></text:p>
      <text:p text:style-name="P2"/>
      <text:p text:style-name="P2">- We have to finish the documents.</text:p>
      <text:p text:style-name="P2"/>
      <text:p text:style-name="P2"/>
      <text:p text:style-name="P2"><text:span text:style-name="T1">4. Outcomes and assignments (5 min)</text:span></text:p>
      <text:p text:style-name="P2"/>
      <text:p text:style-name="P2">- We will work on the RAD together.</text:p>
      <text:p text:style-name="P2">- We will work on the SDD together.</text:p>
      <text:p text:style-name="P2"/>
      <text:p text:style-name="P2"/>
      <text:p text:style-name="P2"/>
      <text:p text:style-name="P2"><text:span text:style-name="T1">5. Wrap Up</text:span></text:p>
      <text:p text:style-name="P2"/>
      <text:p text:style-name="P2"><text:span text:style-name="T3"><text:s text:c="2"/>- There are no unresolved issues.</text:span></text:p>
      <text:p text:style-name="P2"><text:span text:style-name="T3"><text:s text:c="2"/>- We will not code until the documents are finished.</text:span></text:p>
      <text:p text:style-name="P2"><text:span text:style-name="T3"><text:s text:c="2"/>- The next meeting will be held 2015-05-04 at 13:00 at M1203D.</text:span>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7.57</meta:generator>
    <meta:initial-creator>Erik Öhrn</meta:initial-creator>
  </office:meta>
</office:document-meta>
</file>